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row>
          <mfenced open="∣" close="〉">
            <mrow>
              <msub>
                <mo stretchy="false">α</mo>
                <mi>S</mi>
              </msub>
            </mrow>
          </mfenced>
          <mo stretchy="false">=</mo>
          <mfenced open="(" close=")">
            <mrow>
              <mtable>
                <mtr>
                  <mtd>
                    <mrow>
                      <mrow>
                        <mo stretchy="false">〈</mo>
                        <mrow>
                          <mrow>
                            <mi>S</mi>
                            <mi>S</mi>
                          </mrow>
                          <mo stretchy="false">∣</mo>
                          <mrow>
                            <msub>
                              <mo stretchy="false">α</mo>
                              <mi>S</mi>
                            </msub>
                          </mrow>
                        </mrow>
                        <mo stretchy="false">〉</mo>
                      </mrow>
                    </mrow>
                  </mtd>
                </mtr>
                <mtr>
                  <mtd>
                    <mrow>
                      <mrow>
                        <mo stretchy="false">〈</mo>
                        <mrow>
                          <mrow>
                            <mi>S</mi>
                            <mrow>
                              <mi>S</mi>
                              <mo stretchy="false">−</mo>
                              <mn>1</mn>
                            </mrow>
                          </mrow>
                          <mo stretchy="false">∣</mo>
                          <mrow>
                            <msub>
                              <mo stretchy="false">α</mo>
                              <mi>S</mi>
                            </msub>
                          </mrow>
                        </mrow>
                        <mo stretchy="false">〉</mo>
                      </mrow>
                    </mrow>
                  </mtd>
                </mtr>
                <mtr>
                  <mtd>
                    <mrow>
                      <mo stretchy="false">⋮</mo>
                    </mrow>
                  </mtd>
                </mtr>
                <mtr>
                  <mtd>
                    <mrow>
                      <mrow>
                        <mo stretchy="false">〈</mo>
                        <mrow>
                          <mrow>
                            <mrow>
                              <mi>S</mi>
                              <mo stretchy="false">−</mo>
                              <mi>S</mi>
                            </mrow>
                          </mrow>
                          <mo stretchy="false">∣</mo>
                          <mrow>
                            <msub>
                              <mo stretchy="false">α</mo>
                              <mi>S</mi>
                            </msub>
                          </mrow>
                        </mrow>
                        <mo stretchy="false">〉</mo>
                      </mrow>
                    </mrow>
                  </mtd>
                </mtr>
              </mtable>
            </mrow>
          </mfenced>
        </mrow>
        <mo stretchy="false">=</mo>
        <mfenced open="(" close=")">
          <mrow>
            <mtable>
              <mtr>
                <mtd>
                  <mrow>
                    <msub>
                      <mrow>
                        <mover accent="true">
                          <mo stretchy="false">α</mo>
                          <mo stretchy="false">̂</mo>
                        </mover>
                      </mrow>
                      <mi>S</mi>
                    </msub>
                  </mrow>
                </mtd>
              </mtr>
              <mtr>
                <mtd>
                  <mrow>
                    <msub>
                      <mrow>
                        <mover accent="true">
                          <mo stretchy="false">α</mo>
                          <mo stretchy="false">̂</mo>
                        </mover>
                      </mrow>
                      <mrow>
                        <mrow>
                          <mi>S</mi>
                          <mo stretchy="false">−</mo>
                          <mn>1</mn>
                        </mrow>
                      </mrow>
                    </msub>
                  </mrow>
                </mtd>
              </mtr>
              <mtr>
                <mtd>
                  <mrow>
                    <mo stretchy="false">⋮</mo>
                  </mrow>
                </mtd>
              </mtr>
              <mtr>
                <mtd>
                  <mrow>
                    <msub>
                      <mrow>
                        <mover accent="true">
                          <mo stretchy="false">α</mo>
                          <mo stretchy="false">̂</mo>
                        </mover>
                      </mrow>
                      <mrow>
                        <mrow>
                          <mo stretchy="false">−</mo>
                          <mi>S</mi>
                        </mrow>
                      </mrow>
                    </msub>
                  </mrow>
                </mtd>
              </mtr>
            </mtable>
          </mrow>
        </mfenced>
      </mrow>
    </mrow>
    <annotation encoding="StarMath 5.0">left lline %ialpha _S right rangle =
left ( 
	stack{ 
	langle S S mline %ialpha _S rangle #
	langle S S - 1 mline %ialpha _S rangle #
	dotsvert #
	langle S - S mline %ialpha _S rangle 
	} 
right ) =
left ( 
 stack{
 {hat %ialpha} _S #
 {hat %ialpha} _{S-1} #
 dotsvert #
 {hat %ialpha} _{-S}
 } 
right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14:19:57.434000000</meta:creation-date>
    <meta:generator>LibreOffice/4.1.4.2$Windows_x86 LibreOffice_project/0a0440ccc0227ad9829de5f46be37cfb6edcf72</meta:generator>
  </office:meta>
</office:document-meta>
</file>